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ppContextUtils.leavingContext( WebApplicationContext webAppContext , Object hand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textInfo.ContextInfo( WebApplicationContext w , ClassLoade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AppContextUtils.getCurrentWebApplicationContext( RequestAttributes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AppContextUtils.enteringContext( WebApplicationContext webApp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AppContextUtils.getCurrentWeb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